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Code Pro" svg:font-family="'Source Code Pro'" style:font-family-generic="modern"/>
    <style:font-face style:name="思源黑体 Normal" svg:font-family="'思源黑体 Normal'" style:font-family-generic="system" style:font-pitch="variable"/>
    <style:font-face style:name="等线" svg:font-family="等线" style:font-family-generic="modern"/>
    <style:font-face style:name="等线1" svg:font-family="等线" style:font-family-generic="swiss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009cm"/>
    </style:style>
    <style:style style:name="co3" style:family="table-column">
      <style:table-column-properties fo:break-before="auto" style:column-width="2.208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0.747cm"/>
    </style:style>
    <style:style style:name="co6" style:family="table-column">
      <style:table-column-properties fo:break-before="auto" style:column-width="1.704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12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0.74pt solid #70ad47" style:direction="ltr" fo:border-right="none" style:rotation-angle="0" style:rotation-align="none" style:shrink-to-fit="false" fo:border-top="0.74pt solid #70ad47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a9d18e" style:direction="ltr" fo:border-right="none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2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常规_20_2" style:data-style-name="N33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20_2" style:data-style-name="N33">
      <style:table-cell-properties fo:background-color="#c5e0b4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0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0ad47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常规_20_2" style:data-style-name="N3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常规_20_2" style:data-style-name="N33">
      <style:table-cell-properties fo:background-color="#c5e0b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70ad4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0ad47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等线1" fo:font-size="11pt" fo:font-style="normal" fo:text-shadow="none" style:text-underline-style="none" fo:font-weight="bold" style:font-name-asian="等线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18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8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常规_20_2" style:data-style-name="N118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常规_20_2" style:data-style-name="N118">
      <style:table-cell-properties fo:background-color="#c5e0b4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ource Code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9d18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solid" svg:stroke-width="0.035cm" svg:stroke-color="#70ad47" draw:stroke-linejoin="miter" svg:stroke-linecap="butt" draw:fill="solid" draw:fill-color="#ffffff" loext:fill-theme-color="lt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font-style="normal" style:text-underline-style="none" fo:font-weight="bold" fo:background-color="transparent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font-style="normal" style:text-underline-style="none" fo:font-weight="normal" fo:background-color="transparent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ffffff" style:font-name="等线" fo:font-size="11pt" fo:font-weight="bold" style:text-underline-style="none" style:text-underline-color="font-color" style:text-line-through-type="none" fo:font-style="normal" style:text-outline="false" fo:text-shadow="none" style:text-position="0% 100%" style:font-name-asian="等线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日期</text:p>
          </table:table-cell>
          <table:table-cell table:style-name="ce6" office:value-type="string" calcext:value-type="string">
            <text:p>类型</text:p>
          </table:table-cell>
          <table:table-cell table:style-name="ce10" office:value-type="string" calcext:value-type="string">
            <text:p>项目</text:p>
          </table:table-cell>
          <table:table-cell table:style-name="ce10" office:value-type="string" calcext:value-type="string">
            <text:p><text:span text:style-name="T3">金额（人民币）</text:span></text:p>
          </table:table-cell>
          <table:table-cell table:style-name="ce10" office:value-type="string" calcext:value-type="string">
            <text:p>备注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1-02T18:32:06" calcext:value-type="date">
            <text:p>2024-1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06T10:49:11" calcext:value-type="date">
            <text:p>2024-1-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3" calcext:value-type="float">
            <text:p>¥3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09T20:18:56" calcext:value-type="date">
            <text:p>2024-1-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11T17:02:57" calcext:value-type="date">
            <text:p>2024-1-1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" calcext:value-type="float">
            <text:p>¥2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3" office:value-type="date" office:date-value="2024-01-12T11:14:21" calcext:value-type="date">
            <text:p>2024-1-1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3" office:value-type="date" office:date-value="2024-01-14T14:35:23" calcext:value-type="date">
            <text:p>2024-1-1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5" calcext:value-type="float">
            <text:p>¥25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14T14:36:49" calcext:value-type="date">
            <text:p>2024-1-1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18T23:38:53" calcext:value-type="date">
            <text:p>2024-1-1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19T19:25:17" calcext:value-type="date">
            <text:p>2024-1-1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0" calcext:value-type="float">
            <text:p>¥200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20T19:28:28" calcext:value-type="date">
            <text:p>2024-1-2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30" calcext:value-type="float">
            <text:p>¥30.00</text:p>
          </table:table-cell>
          <table:table-cell table:style-name="ce17"/>
          <table:table-cell table:number-columns-repeated="16379"/>
        </table:table-row>
        <table:table-row table:style-name="ro2">
          <table:table-cell table:style-name="ce2" office:value-type="date" office:date-value="2024-01-21T22:24:49" calcext:value-type="date">
            <text:p>2024-1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22T16:14:18" calcext:value-type="date">
            <text:p>2024-1-2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22T20:15:37" calcext:value-type="date">
            <text:p>2024-1-2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25T10:39:09" calcext:value-type="date">
            <text:p>2024-1-2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26" calcext:value-type="date">
            <text:p>2024-1-26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域名费用</text:p>
          </table:table-cell>
          <table:table-cell table:style-name="ce13" office:value-type="float" office:value="-85.12" calcext:value-type="float">
            <text:p>¥-85.12</text:p>
          </table:table-cell>
          <table:table-cell table:style-name="ce19" office:value-type="string" calcext:value-type="string">
            <text:p>在 Namesilo 续费域名 knowsex.net ，$11.7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1-26" calcext:value-type="date">
            <text:p>2024-1-26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域名费用</text:p>
          </table:table-cell>
          <table:table-cell table:style-name="ce13" office:value-type="float" office:value="-85.12" calcext:value-type="float">
            <text:p>¥-85.12</text:p>
          </table:table-cell>
          <table:table-cell table:style-name="ce19" office:value-type="string" calcext:value-type="string">
            <text:p>在 Namesilo 续费域名 xingjiaoyu.net ，$11.79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1-28T20:38:38" calcext:value-type="date">
            <text:p>2024-1-2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29T03:06:56" calcext:value-type="date">
            <text:p>2024-1-2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31T19:07:40" calcext:value-type="date">
            <text:p>2024-1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1-31T22:25:37" calcext:value-type="date">
            <text:p>2024-1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0" calcext:value-type="float">
            <text:p>¥20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1T00:59:03" calcext:value-type="date">
            <text:p>2024-2-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2T07:35:05" calcext:value-type="date">
            <text:p>2024-2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2T17:16:20" calcext:value-type="date">
            <text:p>2024-2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4T15:27:33" calcext:value-type="date">
            <text:p>2024-2-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4T16:15:42" calcext:value-type="date">
            <text:p>2024-2-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6T06:06:12" calcext:value-type="date">
            <text:p>2024-2-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3" calcext:value-type="float">
            <text:p>¥3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6T23:01:27" calcext:value-type="date">
            <text:p>2024-2-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7" calcext:value-type="date">
            <text:p>2024-2-7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0.07" calcext:value-type="float">
            <text:p>¥-0.07</text:p>
          </table:table-cell>
          <table:table-cell table:style-name="ce19" office:value-type="string" calcext:value-type="string">
            <text:p>服务器受到攻击，临时迁移服务器产生的快照费用$0.01，以下次服务器费用账单日美元兑人民币汇率计算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2-07" calcext:value-type="date">
            <text:p>2024-2-7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0.44" calcext:value-type="float">
            <text:p>¥-0.44</text:p>
          </table:table-cell>
          <table:table-cell table:style-name="ce19" office:value-type="string" calcext:value-type="string">
            <text:p>服务器受到攻击，临时迁移服务器产生的临时服务器费用$0.06，以下次服务器费用账单日美元兑人民币汇率计算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2-07T06:34:21" calcext:value-type="date">
            <text:p>2024-2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7T14:17:01" calcext:value-type="date">
            <text:p>2024-2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8T01:53:58" calcext:value-type="date">
            <text:p>2024-2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8T15:57:57" calcext:value-type="date">
            <text:p>2024-2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0" calcext:value-type="float">
            <text:p>¥5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8T21:04:16" calcext:value-type="date">
            <text:p>2024-2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9T11:54:10" calcext:value-type="date">
            <text:p>2024-2-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09T17:22:05" calcext:value-type="date">
            <text:p>2024-2-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15T01:44:52" calcext:value-type="date">
            <text:p>2024-2-1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15T07:41:26" calcext:value-type="date">
            <text:p>2024-2-1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16T00:23:58" calcext:value-type="date">
            <text:p>2024-2-1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0T00:54:58" calcext:value-type="date">
            <text:p>2024-2-2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0T13:13:09" calcext:value-type="date">
            <text:p>2024-2-2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0T17:44:29" calcext:value-type="date">
            <text:p>2024-2-2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1:42:42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1:46:59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2:24:56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2:57:43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3:19:11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4:44:22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5:10:10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16:12:54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1T22:55:03" calcext:value-type="date">
            <text:p>2024-2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2T19:42:14" calcext:value-type="date">
            <text:p>2024-2-2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3T18:27:55" calcext:value-type="date">
            <text:p>2024-2-2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0.5" calcext:value-type="float">
            <text:p>¥0.5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4T22:08:37" calcext:value-type="date">
            <text:p>2024-2-2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4T22:24:40" calcext:value-type="date">
            <text:p>2024-2-2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4T23:28:25" calcext:value-type="date">
            <text:p>2024-2-2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5T15:41:01" calcext:value-type="date">
            <text:p>2024-2-2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8" calcext:value-type="date">
            <text:p>2024-2-28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79.77" calcext:value-type="float">
            <text:p>¥-79.77</text:p>
          </table:table-cell>
          <table:table-cell table:style-name="ce19" office:value-type="string" calcext:value-type="string">
            <text:p>服务器费用$10.00，计划用于2024年3月~4月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2-28T00:43:25" calcext:value-type="date">
            <text:p>2024-2-2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2-29T18:31:30" calcext:value-type="date">
            <text:p>2024-2-2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03T07:13:09" calcext:value-type="date">
            <text:p>2024-3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05T18:19:38" calcext:value-type="date">
            <text:p>2024-3-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06T09:19:33" calcext:value-type="date">
            <text:p>2024-3-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06T16:07:49" calcext:value-type="date">
            <text:p>2024-3-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07T16:19:41" calcext:value-type="date">
            <text:p>2024-3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16T10:27:14" calcext:value-type="date">
            <text:p>2024-3-1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17T01:14:46" calcext:value-type="date">
            <text:p>2024-3-1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17T15:13:40" calcext:value-type="date">
            <text:p>2024-3-1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19T23:48:14" calcext:value-type="date">
            <text:p>2024-3-1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20T00:25:57" calcext:value-type="date">
            <text:p>2024-3-2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23T10:32:12" calcext:value-type="date">
            <text:p>2024-3-2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24T17:04:42" calcext:value-type="date">
            <text:p>2024-3-2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26T12:43:00" calcext:value-type="date">
            <text:p>2024-3-2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29T04:31:01" calcext:value-type="date">
            <text:p>2024-3-2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3-31T00:06:12" calcext:value-type="date">
            <text:p>2024-3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0" calcext:value-type="float">
            <text:p>¥20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02T20:05:48" calcext:value-type="date">
            <text:p>2024-4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03T12:47:28" calcext:value-type="date">
            <text:p>2024-4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04T10:34:56" calcext:value-type="date">
            <text:p>2024-4-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05" calcext:value-type="date">
            <text:p>2024-4-5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域名费用</text:p>
          </table:table-cell>
          <table:table-cell table:style-name="ce13" office:value-type="float" office:value="-78.15" calcext:value-type="float">
            <text:p>¥-78.15</text:p>
          </table:table-cell>
          <table:table-cell table:style-name="ce19" office:value-type="string" calcext:value-type="string">
            <text:p>在 Porkbun 续费域名 knowsex.org ，$10.7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4-08T00:08:26" calcext:value-type="date">
            <text:p>2024-4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13T08:52:59" calcext:value-type="date">
            <text:p>2024-4-1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16T23:40:16" calcext:value-type="date">
            <text:p>2024-4-1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0" calcext:value-type="float">
            <text:p>¥5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21T22:56:08" calcext:value-type="date">
            <text:p>2024-4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22T10:02:17" calcext:value-type="date">
            <text:p>2024-4-2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25T00:08:11" calcext:value-type="date">
            <text:p>2024-4-2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4-25T14:56:46" calcext:value-type="date">
            <text:p>2024-4-2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0" calcext:value-type="float">
            <text:p>¥10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1T14:47:12" calcext:value-type="date">
            <text:p>2024-5-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2T08:08:48" calcext:value-type="date">
            <text:p>2024-5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2T09:49:21" calcext:value-type="date">
            <text:p>2024-5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2T10:50:34" calcext:value-type="date">
            <text:p>2024-5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2T14:21:51" calcext:value-type="date">
            <text:p>2024-5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3T17:03:54" calcext:value-type="date">
            <text:p>2024-5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04" calcext:value-type="date">
            <text:p>2024-5-4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72.32" calcext:value-type="float">
            <text:p>¥-72.32</text:p>
          </table:table-cell>
          <table:table-cell table:style-name="ce19" office:value-type="string" calcext:value-type="string">
            <text:p>服务器费用$10.00，计划用于2024年5月~6月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5-11T13:24:59" calcext:value-type="date">
            <text:p>2024-5-1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16T13:36:49" calcext:value-type="date">
            <text:p>2024-5-1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26T10:09:51" calcext:value-type="date">
            <text:p>2024-5-2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0.01" calcext:value-type="float">
            <text:p>¥0.01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30T14:14:08" calcext:value-type="date">
            <text:p>2024-5-3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5-30T15:47:45" calcext:value-type="date">
            <text:p>2024-5-3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01T20:16:41" calcext:value-type="date">
            <text:p>2024-6-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03T15:15:01" calcext:value-type="date">
            <text:p>2024-6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03T19:47:09" calcext:value-type="date">
            <text:p>2024-6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10T01:10:25" calcext:value-type="date">
            <text:p>2024-6-1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13T15:30:18" calcext:value-type="date">
            <text:p>2024-6-1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14T01:20:31" calcext:value-type="date">
            <text:p>2024-6-1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22T01:06:48" calcext:value-type="date">
            <text:p>2024-6-2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25T15:45:01" calcext:value-type="date">
            <text:p>2024-6-2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27T21:46:35" calcext:value-type="date">
            <text:p>2024-6-2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6-29T14:48:57" calcext:value-type="date">
            <text:p>2024-6-2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01" calcext:value-type="date">
            <text:p>2024-7-1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73.36" calcext:value-type="float">
            <text:p>¥-73.36</text:p>
          </table:table-cell>
          <table:table-cell table:style-name="ce19" office:value-type="string" calcext:value-type="string">
            <text:p>服务器费用$10.00，计划用于2024年7月~8月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7-08T08:01:53" calcext:value-type="date">
            <text:p>2024-7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08T13:20:35" calcext:value-type="date">
            <text:p>2024-7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09T11:12:03" calcext:value-type="date">
            <text:p>2024-7-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10T20:11:26" calcext:value-type="date">
            <text:p>2024-7-1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0" calcext:value-type="float">
            <text:p>¥10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11T23:22:50" calcext:value-type="date">
            <text:p>2024-7-1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12T23:47:15" calcext:value-type="date">
            <text:p>2024-7-1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19T03:57:11" calcext:value-type="date">
            <text:p>2024-7-1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19T03:58:04" calcext:value-type="date">
            <text:p>2024-7-1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19T03:58:41" calcext:value-type="date">
            <text:p>2024-7-1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27T20:17:54" calcext:value-type="date">
            <text:p>2024-7-2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31T02:53:55" calcext:value-type="date">
            <text:p>2024-7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7-31T13:08:31" calcext:value-type="date">
            <text:p>2024-7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02" calcext:value-type="date">
            <text:p>2024-8-2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域名费用</text:p>
          </table:table-cell>
          <table:table-cell table:style-name="ce13" office:value-type="float" office:value="-56.12" calcext:value-type="float">
            <text:p>¥-56.12</text:p>
          </table:table-cell>
          <table:table-cell table:style-name="ce19" office:value-type="string" calcext:value-type="string">
            <text:p>在 Porkbun 续费域名 xingjiaoyu.wang ，$7.70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8-07T02:05:00" calcext:value-type="date">
            <text:p>2024-8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07T09:51:32" calcext:value-type="date">
            <text:p>2024-8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07T09:59:23" calcext:value-type="date">
            <text:p>2024-8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07T14:38:39" calcext:value-type="date">
            <text:p>2024-8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08T19:34:52" calcext:value-type="date">
            <text:p>2024-8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30" calcext:value-type="float">
            <text:p>¥3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10T11:59:21" calcext:value-type="date">
            <text:p>2024-8-1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11T10:24:18" calcext:value-type="date">
            <text:p>2024-8-1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17T14:21:25" calcext:value-type="date">
            <text:p>2024-8-1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20" calcext:value-type="float">
            <text:p>¥2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19T22:13:25" calcext:value-type="date">
            <text:p>2024-8-19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20T08:57:47" calcext:value-type="date">
            <text:p>2024-8-2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21T19:09:15" calcext:value-type="date">
            <text:p>2024-8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31T12:21:44" calcext:value-type="date">
            <text:p>2024-8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8-31T19:35:09" calcext:value-type="date">
            <text:p>2024-8-3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02T00:19:56" calcext:value-type="date">
            <text:p>2024-9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02T00:34:07" calcext:value-type="date">
            <text:p>2024-9-2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04" calcext:value-type="date">
            <text:p>2024-9-4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71.59" calcext:value-type="float">
            <text:p>¥-71.59</text:p>
          </table:table-cell>
          <table:table-cell table:style-name="ce19" office:value-type="string" calcext:value-type="string">
            <text:p>服务器费用$10.00，计划用于2024年9月~10月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9-07T11:20:18" calcext:value-type="date">
            <text:p>2024-9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13T00:10:12" calcext:value-type="date">
            <text:p>2024-9-1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16T03:37:33" calcext:value-type="date">
            <text:p>2024-9-1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16T23:23:33" calcext:value-type="date">
            <text:p>2024-9-1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17" calcext:value-type="date">
            <text:p>2024-9-17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域名费用</text:p>
          </table:table-cell>
          <table:table-cell table:style-name="ce13" office:value-type="float" office:value="-76.6" calcext:value-type="float">
            <text:p>¥-76.60</text:p>
          </table:table-cell>
          <table:table-cell table:style-name="ce19" office:value-type="string" calcext:value-type="string">
            <text:p>在 Porkbun 续费域名 xingjiaoyu.org ，$10.72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09-18T23:34:04" calcext:value-type="date">
            <text:p>2024-9-1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09-28T23:52:05" calcext:value-type="date">
            <text:p>2024-9-2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0-01T22:30:21" calcext:value-type="date">
            <text:p>2024-10-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0-08T20:46:24" calcext:value-type="date">
            <text:p>2024-10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0-18T17:16:15" calcext:value-type="date">
            <text:p>2024-10-1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0-21T20:17:46" calcext:value-type="date">
            <text:p>2024-10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0-21T22:51:26" calcext:value-type="date">
            <text:p>2024-10-2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0-26T22:13:07" calcext:value-type="date">
            <text:p>2024-10-26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01T23:43:22" calcext:value-type="date">
            <text:p>2024-11-1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02" calcext:value-type="date">
            <text:p>2024-11-2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71.69" calcext:value-type="float">
            <text:p>¥-71.69</text:p>
          </table:table-cell>
          <table:table-cell table:style-name="ce19" office:value-type="string" calcext:value-type="string">
            <text:p>服务器费用$10.00，计划用于2024年11月~12月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11-03" calcext:value-type="date">
            <text:p>2024-11-3</text:p>
          </table:table-cell>
          <table:table-cell table:style-name="ce7" office:value-type="string" calcext:value-type="string">
            <text:p>支出</text:p>
          </table:table-cell>
          <table:table-cell table:style-name="ce11" office:value-type="string" calcext:value-type="string">
            <text:p>服务器费用</text:p>
          </table:table-cell>
          <table:table-cell table:style-name="ce13" office:value-type="float" office:value="-354.21" calcext:value-type="float">
            <text:p>¥-354.21</text:p>
          </table:table-cell>
          <table:table-cell table:style-name="ce19" office:value-type="string" calcext:value-type="string">
            <text:p>服务器费用$49.41，新服务器，计划用于2024年11月~2025年11月</text:p>
          </table:table-cell>
          <table:table-cell table:number-columns-repeated="16379"/>
        </table:table-row>
        <table:table-row table:style-name="ro2">
          <table:table-cell table:style-name="ce2" office:value-type="date" office:date-value="2024-11-03T11:45:47" calcext:value-type="date">
            <text:p>2024-11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08T01:12:30" calcext:value-type="date">
            <text:p>2024-11-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14T13:44:51" calcext:value-type="date">
            <text:p>2024-11-1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23T02:02:33" calcext:value-type="date">
            <text:p>2024-11-2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25T15:52:10" calcext:value-type="date">
            <text:p>2024-11-25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27T21:10:09" calcext:value-type="date">
            <text:p>2024-11-2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28T13:36:57" calcext:value-type="date">
            <text:p>2024-11-28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3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1-30T13:28:30" calcext:value-type="date">
            <text:p>2024-11-30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03T09:03:36" calcext:value-type="date">
            <text:p>2024-12-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04T22:31:16" calcext:value-type="date">
            <text:p>2024-12-4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5" calcext:value-type="float">
            <text:p>¥5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07T10:28:26" calcext:value-type="date">
            <text:p>2024-12-7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13T19:17:41" calcext:value-type="date">
            <text:p>2024-12-13</text:p>
          </table:table-cell>
          <table:table-cell table:style-name="ce7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 office:value-type="date" office:date-value="2024-12-16T03:58:32" calcext:value-type="date">
            <text:p>2024-12-16</text:p>
          </table:table-cell>
          <table:table-cell table:style-name="ce3" office:value-type="string" calcext:value-type="string">
            <text:p>收入</text:p>
          </table:table-cell>
          <table:table-cell table:style-name="ce12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18T00:28:58" calcext:value-type="date">
            <text:p>2024-12-18</text:p>
          </table:table-cell>
          <table:table-cell table:style-name="ce3" office:value-type="string" calcext:value-type="string">
            <text:p>收入</text:p>
          </table:table-cell>
          <table:table-cell table:style-name="ce12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22T11:13:45" calcext:value-type="date">
            <text:p>2024-12-22</text:p>
          </table:table-cell>
          <table:table-cell table:style-name="ce3" office:value-type="string" calcext:value-type="string">
            <text:p>收入</text:p>
          </table:table-cell>
          <table:table-cell table:style-name="ce12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23T16:47:20" calcext:value-type="date">
            <text:p>2024-12-23</text:p>
          </table:table-cell>
          <table:table-cell table:style-name="ce3" office:value-type="string" calcext:value-type="string">
            <text:p>收入</text:p>
          </table:table-cell>
          <table:table-cell table:style-name="ce12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26T21:28:57" calcext:value-type="date">
            <text:p>2024-12-26</text:p>
          </table:table-cell>
          <table:table-cell table:style-name="ce3" office:value-type="string" calcext:value-type="string">
            <text:p>收入</text:p>
          </table:table-cell>
          <table:table-cell table:style-name="ce12" office:value-type="string" calcext:value-type="string">
            <text:p>赞赏码</text:p>
          </table:table-cell>
          <table:table-cell table:style-name="ce14" office:value-type="float" office:value="10" calcext:value-type="float">
            <text:p>¥10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2" office:value-type="date" office:date-value="2024-12-28T13:40:59" calcext:value-type="date">
            <text:p>2024-12-28</text:p>
          </table:table-cell>
          <table:table-cell table:style-name="ce3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 office:value-type="date" office:date-value="2024-12-29T00:21:02" calcext:value-type="date">
            <text:p>2024-12-29</text:p>
          </table:table-cell>
          <table:table-cell table:style-name="ce3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3" office:value-type="date" office:date-value="2024-12-30T17:51:32" calcext:value-type="date">
            <text:p>2024-12-30</text:p>
          </table:table-cell>
          <table:table-cell table:style-name="ce3" office:value-type="string" calcext:value-type="string">
            <text:p>收入</text:p>
          </table:table-cell>
          <table:table-cell table:style-name="ce11" office:value-type="string" calcext:value-type="string">
            <text:p>赞赏码</text:p>
          </table:table-cell>
          <table:table-cell table:style-name="ce14" office:value-type="float" office:value="1" calcext:value-type="float">
            <text:p>¥1.00</text:p>
          </table:table-cell>
          <table:table-cell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3" table:number-rows-spanned="1">
            <text:p>年总收入</text:p>
          </table:table-cell>
          <table:covered-table-cell table:number-columns-repeated="2" table:style-name="ce8"/>
          <table:table-cell table:style-name="ce15" office:value-type="float" office:value="1714.51" calcext:value-type="float">
            <text:p>¥1,714.51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 table:number-columns-spanned="3" table:number-rows-spanned="1">
            <text:p>年总支出</text:p>
          </table:table-cell>
          <table:covered-table-cell table:number-columns-repeated="2" table:style-name="ce8"/>
          <table:table-cell table:style-name="ce15" office:value-type="float" office:value="-1104.56" calcext:value-type="float">
            <text:p>¥-1,104.56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 table:number-columns-spanned="3" table:number-rows-spanned="1">
            <text:p>年度合计</text:p>
          </table:table-cell>
          <table:covered-table-cell table:number-columns-repeated="2" table:style-name="ce8"/>
          <table:table-cell table:style-name="ce15" office:value-type="float" office:value="609.95" calcext:value-type="float">
            <text:p>¥609.95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 table:number-columns-spanned="3" table:number-rows-spanned="1">
            <text:p>去年结余</text:p>
          </table:table-cell>
          <table:covered-table-cell table:number-columns-repeated="2" table:style-name="ce8"/>
          <table:table-cell table:style-name="ce15" office:value-type="float" office:value="755.2" calcext:value-type="float">
            <text:p>¥755.20</text:p>
          </table:table-cell>
          <table:table-cell table:number-columns-repeated="16380"/>
        </table:table-row>
        <table:table-row table:style-name="ro2">
          <table:table-cell table:style-name="ce5" office:value-type="string" calcext:value-type="string" table:number-columns-spanned="3" table:number-rows-spanned="1">
            <text:p>累计</text:p>
          </table:table-cell>
          <table:covered-table-cell table:number-columns-repeated="2" table:style-name="ce9"/>
          <table:table-cell table:style-name="ce16" office:value-type="float" office:value="1365.15" calcext:value-type="float">
            <text:p>¥1,365.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>
            <draw:custom-shape draw:z-index="0" draw:name="文本框 1" draw:style-name="gr1" draw:text-style-name="P2" svg:width="22.277cm" svg:height="1.365cm" svg:x="0.265cm" svg:y="0.053cm">
              <text:p text:style-name="P1"><text:span text:style-name="T1">备注：</text:span></text:p>
              <text:p text:style-name="P1"><text:span text:style-name="T2">由于使用人民币支付，在外汇结算时，不同时间的汇率会有所不同。汇率和手续费以支付平台为准。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1" table:number-rows-repeated="104839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D2:Sheet1.D162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  <calcext:icon-set calcext:icon-set-type="3Triangles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  <calcext:conditional-format calcext:target-range-address="Sheet1.D163:Sheet1.D175">
            <calcext:icon-set calcext:icon-set-type="3Triangles">
              <calcext:formatting-entry calcext:value="0" calcext:type="percent"/>
              <calcext:formatting-entry calcext:value="0" calcext:type="number"/>
              <calcext:formatting-entry calcext:value="0" calcext:type="number"/>
            </calcext:icon-set>
            <calcext:icon-set calcext:icon-set-type="3Triangles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Code Pro" svg:font-family="'Source Code Pro'" style:font-family-generic="modern"/>
    <style:font-face style:name="思源黑体 Normal" svg:font-family="'思源黑体 Normal'" style:font-family-generic="system" style:font-pitch="variable"/>
    <style:font-face style:name="等线" svg:font-family="等线" style:font-family-generic="modern"/>
    <style:font-face style:name="等线1" svg:font-family="等线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Normal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思源宋体 Medium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number:text>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￥</number:text>
      <number:number number:decimal-places="2" number:min-decimal-places="2" number:min-integer-digits="1" number:grouping="true"/>
    </number:number-style>
    <number:number-style style:name="N150">
      <number:text>￥-</number:text>
      <number:number number:decimal-places="2" number:min-decimal-places="2" number:min-integer-digits="1" number:grouping="true"/>
      <style:map style:condition="value()&gt;=0" style:apply-style-name="N150P0"/>
    </number:number-style>
    <style:style style:name="Default" style:family="table-cell">
      <style:table-cell-properties style:rotation-align="none" style:vertical-align="middle"/>
      <style:text-properties fo:color="#000000" style:font-name="等线1" fo:font-family="等线" style:font-family-generic="swiss" fo:font-size="11pt" style:font-name-asian="等线1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等线" fo:font-family="等线" style:font-family-generic="modern" fo:font-size="11pt" fo:font-style="normal" fo:text-shadow="none" style:text-underline-style="none" fo:font-weight="normal" style:font-name-asian="等线" style:font-family-asian="等线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等线" fo:font-family="等线" style:font-family-generic="modern" fo:font-size="11pt" fo:font-style="normal" fo:text-shadow="none" style:text-underline-style="none" fo:font-weight="normal" style:font-name-asian="等线" style:font-family-asian="等线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5:20:17</meta:creation-date>
    <dc:date>2025-01-15T15:22:50</dc:date>
    <meta:generator>LibreOffice/7.4.3.2$Windows_X86_64 LibreOffice_project/1048a8393ae2eeec98dff31b5c133c5f1d08b890</meta:generator>
    <meta:document-statistic meta:table-count="1" meta:cell-count="724" meta:object-count="1"/>
    <meta:user-defined meta:name="AppVersion">16.0300</meta:user-defined>
  </office:meta>
</office:document-meta>
</file>